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900000265637866DD636098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6" style:family="paragraph" style:parent-style-name="Standard">
      <style:paragraph-properties fo:margin-top="0in" fo:margin-bottom="0.139in" loext:contextual-spacing="false" fo:line-height="100%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 style:list-style-name="WWNum3">
      <style:paragraph-properties fo:margin-left="1in" fo:margin-right="0in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text-indent="-0.25in" style:auto-text-indent="false"/>
    </style:style>
    <style:style style:name="P14" style:family="paragraph" style:parent-style-name="Standard">
      <style:paragraph-properties fo:margin-left="1in" fo:margin-right="0in" fo:text-indent="0in" style:auto-text-indent="false"/>
    </style:style>
    <style:style style:name="P15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6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fo:color="#888888" style:font-name="Consolas" fo:background-color="#f0f0f0" loext:char-shading-value="0" style:font-name-asian="Consolas1" style:font-name-complex="Consolas1"/>
    </style:style>
    <style:style style:name="T8" style:family="text">
      <style:text-properties fo:color="#444444" style:font-name="Consolas" fo:background-color="#f0f0f0" loext:char-shading-value="0" style:font-name-asian="Consolas1" style:font-name-complex="Consolas1"/>
    </style:style>
    <style:style style:name="T9" style:family="text">
      <style:text-properties fo:color="#444444" style:font-name="Consolas" fo:font-weight="bold" fo:background-color="#f0f0f0" loext:char-shading-value="0" style:font-name-asian="Consolas1" style:font-weight-asian="bold" style:font-name-complex="Consolas1"/>
    </style:style>
    <style:style style:name="T10" style:family="text">
      <style:text-properties fo:color="#397300" style:font-name="Consolas" fo:background-color="#f0f0f0" loext:char-shading-value="0" style:font-name-asian="Consolas1" style:font-name-complex="Consolas1"/>
    </style:style>
    <style:style style:name="T11" style:family="text">
      <style:text-properties fo:color="#78a960" style:font-name="Consolas" fo:background-color="#f0f0f0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<text:span text:style-name="T1"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3693874725" text:style-name="WWNum2">
        <text:list-item>
          <text:p text:style-name="P4">Comunicación: Discord.</text:p>
        </text:list-item>
        <text:list-item>
          <text:p text:style-name="P4">Reparto de trabajo: Trello.</text:p>
        </text:list-item>
        <text:list-item>
          <text:p text:style-name="P4">Control de versiones: Git y Github.</text:p>
        </text:list-item>
        <text:list-item>
          <text:p text:style-name="P4">Edición local de código: IntelliJ IDEA.</text:p>
        </text:list-item>
        <text:list-item>
          <text:p text:style-name="P4">Edición simultánea de código: Replit.</text:p>
        </text:list-item>
        <text:list-item>
          <text:p text:style-name="P5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5"><text:bookmark text:name="_e441vwkt8o0f"/>Resumen de versiones</text:p>
      <text:p text:style-name="P6">Dependiendo del autor puede que haya muchas entradas con pocos cambios o viceversa, además si hay muchos cambios simultáneos podría deberse a un refactorizado del editor.</text:p>
      <text:p text:style-name="P3"><text:span text:style-name="T3">Miguel Ángel Prosper: <text:s text:c="10"/>2 files changed, 1 insertion(+), 1 deletion(-)</text:span></text:p>
      <text:p text:style-name="P3"><text:span text:style-name="T3">Miguel Ángel Prosper: <text:s text:c="10"/>1 file changed, 1 insertion(+)</text:span></text:p>
      <text:p text:style-name="P3"><text:span text:style-name="T3">Miguel Ángel Prosper: <text:s text:c="10"/>7 files changed, 268 insertions(+), 1 deletion(-)</text:span></text:p>
      <text:p text:style-name="P3"><text:span text:style-name="T3">Adrian Luque Bueso: <text:s text:c="12"/>8 files changed, 406 insertions(+)</text:span></text:p>
      <text:p text:style-name="P3"><text:soft-page-break/><text:span text:style-name="T3">Miguel Ángel Prosper: <text:s text:c="10"/>6 files changed, 6 insertions(+), 12 deletions(-)</text:span></text:p>
      <text:p text:style-name="P3"><text:span text:style-name="T3">Miguel Ángel Prosper: <text:s text:c="10"/>35 files changed, 53 insertions(+), 88 deletions(-)</text:span></text:p>
      <text:p text:style-name="P3"><text:span text:style-name="T3">Paul Ximo Pluijter Izquierdo: <text:s text:c="2"/>7 files changed, 58 insertions(+)</text:span></text:p>
      <text:p text:style-name="P3"><text:span text:style-name="T3">Miguel Ángel Prosper: <text:s text:c="10"/>19 files changed, 146 insertions(+), 41 deletions(-)</text:span></text:p>
      <text:p text:style-name="P3"><text:span text:style-name="T3">Miguel Ángel Prosper: <text:s text:c="10"/>1 file changed, 9 insertions(+)</text:span></text:p>
      <text:p text:style-name="P3"><text:span text:style-name="T3">Miguel Ángel Prosper: <text:s text:c="10"/>8 files changed, 72 insertions(+), 88 deletions(-)</text:span></text:p>
      <text:p text:style-name="P3"><text:span text:style-name="T3">Miguel Ángel Prosper: <text:s text:c="10"/>29 files changed, 48 insertions(+), 48 deletions(-)</text:span></text:p>
      <text:p text:style-name="P3"><text:span text:style-name="T3">Paul Ximo Pluijter Izquierdo: <text:s text:c="2"/>2 files changed, 2 insertions(+), 2 deletions(-)</text:span></text:p>
      <text:p text:style-name="P3"><text:span text:style-name="T3">Miguel Ángel Prosper: <text:s text:c="10"/>1 file changed, 1 insertion(+), 1 deletion(-)</text:span></text:p>
      <text:p text:style-name="P3"><text:span text:style-name="T3">Paul Ximo Pluijter Izquierdo: <text:s text:c="2"/>11 files changed, 390 insertions(+), 1 deletion(-)</text:span></text:p>
      <text:p text:style-name="P3"><text:span text:style-name="T3">Miguel Ángel Prosper: <text:s text:c="10"/>8 files changed, 311 insertions(+)</text:span></text:p>
      <text:p text:style-name="P3"><text:span text:style-name="T3">Adrián Luque Bueso: <text:s text:c="12"/>1 file changed, 45 insertions(+)</text:span></text:p>
      <text:p text:style-name="P3"><text:span text:style-name="T3">Adrián Luque Bueso: <text:s text:c="12"/>1 file changed, 45 insertions(+)</text:span></text:p>
      <text:p text:style-name="P3"><text:span text:style-name="T3">Miguel Ángel Prosper: <text:s text:c="10"/>56 files changed, 56 insertions(+), 88 deletions(-)</text:span></text:p>
      <text:p text:style-name="P3"><text:span text:style-name="T3">Paul Ximo Pluijter Izquierdo: <text:s text:c="2"/>2 files changed, 2 insertions(+), 44 deletions(-)</text:span></text:p>
      <text:p text:style-name="P3"><text:span text:style-name="T3">Adrián Luque Bueso: <text:s text:c="12"/>29 files changed, 29 insertions(+), 29 deletions(-)</text:span></text:p>
      <text:p text:style-name="P3"><text:span text:style-name="T3">Paul Ximo Pluijter Izquierdo: <text:s text:c="2"/>1 file changed, 87 insertions(+)</text:span></text:p>
      <text:p text:style-name="P3"><text:span text:style-name="T3">Miguel Ángel Prosper: <text:s text:c="10"/>1 file changed, 45 insertions(+)</text:span></text:p>
      <text:p text:style-name="P3"><text:span text:style-name="T3">Miguel Ángel Prosper: <text:s text:c="10"/>54 files changed, 54 insertions(+), 54 deletions(-)</text:span></text:p>
      <text:p text:style-name="P3"><text:span text:style-name="T3">Miguel Ángel Prosper: <text:s text:c="10"/>11 files changed, 9 insertions(+), 9 deletions(-)</text:span></text:p>
      <text:p text:style-name="P3"><text:span text:style-name="T3">Adrian Luque Bueso: <text:s text:c="12"/>9 files changed, 160 insertions(+)</text:span></text:p>
      <text:p text:style-name="P3"><text:soft-page-break/><text:span text:style-name="T3">Miguel Ángel Prosper: <text:s text:c="10"/>9 files changed, 72 insertions(+), 4 deletions(-)</text:span></text:p>
      <text:p text:style-name="P3"><text:span text:style-name="T3">Miguel Ángel Prosper: <text:s text:c="10"/>7 files changed, 63 insertions(+)</text:span></text:p>
      <text:p text:style-name="P3"><text:span text:style-name="T3">Miguel Ángel Prosper: <text:s text:c="10"/>38 files changed, 38 insertions(+), 38 deletions(-)</text:span></text:p>
      <text:p text:style-name="P3"><text:span text:style-name="T3">Paul Ximo Pluijter Izquierdo: <text:s text:c="2"/>11 files changed, 170 insertions(+), 4 deletions(-)</text:span></text:p>
      <text:p text:style-name="P3"><text:span text:style-name="T3">Miguel Ángel Prosper: <text:s text:c="10"/>2 files changed, 28 insertions(+), 1 deletion(-)</text:span></text:p>
      <text:p text:style-name="P3"><text:span text:style-name="T3">Miguel Ángel Prosper: <text:s text:c="10"/>14 files changed, 180 insertions(+), 24 deletions(-)</text:span></text:p>
      <text:p text:style-name="P3"><text:span text:style-name="T3">Miguel Ángel Prosper: <text:s text:c="10"/>2 files changed, 16 insertions(+), 8 deletions(-)</text:span></text:p>
      <text:p text:style-name="P3"><text:span text:style-name="T3">Miguel Ángel Prosper: <text:s text:c="10"/>84 files changed, 1078 insertions(+), 3 deletions(-)</text:span></text:p>
      <text:p text:style-name="P3"><text:span text:style-name="T3">Adrian Luque Bueso: <text:s text:c="12"/>16 files changed, 606 insertions(+)</text:span></text:p>
      <text:p text:style-name="P3"><text:span text:style-name="T3">Miguel Ángel Prosper: <text:s text:c="10"/>10 files changed, 306 insertions(+), 1 deletion(-)</text:span></text:p>
      <text:p text:style-name="P3"><text:span text:style-name="T3">Adrian Luque Bueso: <text:s text:c="12"/>4 files changed, 195 insertions(+), 55 deletions(-)</text:span></text:p>
      <text:p text:style-name="P3"><text:span text:style-name="T3">Adrian Luque Bueso: <text:s text:c="12"/>1 file changed, 51 insertions(+)</text:span></text:p>
      <text:p text:style-name="P3"><text:span text:style-name="T3">Adrian Luque Bueso: <text:s text:c="12"/>81 files changed, 4 insertions(+), 1040 deletions(-)</text:span></text:p>
      <text:p text:style-name="P3"><text:span text:style-name="T3">Miguel Ángel Prosper: <text:s text:c="10"/>84 files changed, 1131 insertions(+)</text:span></text:p>
      <text:p text:style-name="P3"><text:span text:style-name="T3">Miguel Ángel Prosper: <text:s text:c="10"/>1 file changed, 55 insertions(+), 2 deletions(-)</text:span></text:p>
      <text:p text:style-name="P3"><text:span text:style-name="T3">Miguel Ángel Prosper: <text:s text:c="10"/>2 files changed, 4 insertions(+)</text:span></text:p>
      <text:p text:style-name="P3"><text:span text:style-name="T3">Miguel Ángel Prosper: <text:s text:c="10"/>8 files changed, 82 insertions(+)</text:span></text:p>
      <text:p text:style-name="P3"><text:span text:style-name="T3">Miguel Ángel Prosper: <text:s text:c="10"/>5 files changed, 18 insertions(+)</text:span></text:p>
      <text:p text:style-name="P3"><text:span text:style-name="T3">Adrian Luque Bueso: <text:s text:c="12"/>1 file changed, 1 insertion(+)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389in" draw:z-index="0"><draw:image xlink:href="Pictures/10000000000002C900000265637866DD6360980B.png" xlink:type="simple" xlink:show="embed" xlink:actuate="onLoad" loext:mime-type="image/png"/></draw:frame></text:p>
      <text:p text:style-name="Heading_20_1"><text:bookmark text:name="_tyjcwt"/><text:soft-page-break/>Diseño Lógico</text:p>
      <text:p text:style-name="Standard"><text:span text:style-name="T4">subrayado</text:span> es clave primaria</text:p>
      <text:p text:style-name="Standard">atributos no admiten nulos por defecto</text:p>
      <text:p text:style-name="Standard">generalizaciones propagan el borrado de la clave origen</text:p>
      <text:p text:style-name="Standard">interrelaciones propagan la modificación y restringe el borrador por defecto</text:p>
      <text:p text:style-name="P6">multivaluados propagan el borrado de la clave origen y requieren al menos un elemento por defecto</text:p>
      <text:p text:style-name="Standard">Period(<text:span text:style-name="T4">id</text:span>, start, end)</text:p>
      <text:list xml:id="list2666185811" text:style-name="WWNum1">
        <text:list-item>
          <text:p text:style-name="P7">propagar borrado desde todas las tablas</text:p>
        </text:list-item>
        <text:list-item>
          <text:p text:style-name="P7">end admite nulos</text:p>
        </text:list-item>
      </text:list>
      <text:p text:style-name="Standard"/>
      <text:p text:style-name="Standard">Address(<text:span text:style-name="T4">id</text:span>, country, city, street, number, other)</text:p>
      <text:list xml:id="list94558019602341" text:continue-numbering="true" text:style-name="WWNum1">
        <text:list-item>
          <text:p text:style-name="P7">propagar borrado desde todas las tablas</text:p>
        </text:list-item>
      </text:list>
      <text:list xml:id="list4196457162" text:style-name="WWNum4">
        <text:list-item>
          <text:p text:style-name="P8">other admite nulos</text:p>
        </text:list-item>
      </text:list>
      <text:p text:style-name="P10"/>
      <text:p text:style-name="Standard">Place(<text:span text:style-name="T4">id</text:span>, name, location)</text:p>
      <text:list xml:id="list1049211419" text:style-name="WWNum3">
        <text:list-item>
          <text:p text:style-name="P9">location es clave alternativa</text:p>
          <text:list>
            <text:list-item>
              <text:p text:style-name="P12">descripción: coordenadas</text:p>
            </text:list-item>
          </text:list>
        </text:list-item>
      </text:list>
      <text:p text:style-name="Standard">PlacePeriod(<text:span text:style-name="T4">id</text:span>, place, period)</text:p>
      <text:list xml:id="list94558111127604" text:continue-numbering="true" text:style-name="WWNum3">
        <text:list-item>
          <text:p text:style-name="P9">place es clave ajena</text:p>
        </text:list-item>
        <text:list-item>
          <text:p text:style-name="P9">period es clave ajena</text:p>
          <text:list>
            <text:list-item>
              <text:p text:style-name="P12">descripción: alta y baja del sitio</text:p>
            </text:list-item>
          </text:list>
        </text:list-item>
      </text:list>
      <text:p text:style-name="Standard"><text:soft-page-break/></text:p>
      <text:p text:style-name="Standard">Municipality(<text:span text:style-name="T4">place</text:span>)</text:p>
      <text:list xml:id="list94558713793470" text:continue-list="list94558019602341" text:style-name="WWNum1">
        <text:list-item>
          <text:p text:style-name="P7">place es clave ajena</text:p>
        </text:list-item>
      </text:list>
      <text:p text:style-name="P10"/>
      <text:p text:style-name="Standard">Area(<text:span text:style-name="T4">place</text:span>, municipality, description, length, width)</text:p>
      <text:list xml:id="list94558467350656" text:continue-numbering="true" text:style-name="WWNum1">
        <text:list-item>
          <text:p text:style-name="P7">place es clave ajena</text:p>
        </text:list-item>
        <text:list-item>
          <text:p text:style-name="P7">municipality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>AreaComment(<text:span text:style-name="T4">id</text:span>, area, comment)</text:p>
      <text:list xml:id="list94558659562357" text:continue-numbering="true" text:style-name="WWNum1">
        <text:list-item>
          <text:p text:style-name="P7">area es clave ajena</text:p>
        </text:list-item>
        <text:list-item>
          <text:p text:style-name="P7">(area, comment) es clave alternativa</text:p>
        </text:list-item>
      </text:list>
      <text:p text:style-name="Standard">AreaCharacteristic(<text:span text:style-name="T4">id</text:span>, area, characteristic)</text:p>
      <text:list xml:id="list94559261794342" text:continue-numbering="true" text:style-name="WWNum1">
        <text:list-item>
          <text:p text:style-name="P7">area es clave ajena</text:p>
        </text:list-item>
        <text:list-item>
          <text:p text:style-name="P7">characteristic</text:p>
        </text:list-item>
        <text:list-item>
          <text:p text:style-name="P7">(area, characteristic) es clave alternativa</text:p>
        </text:list-item>
      </text:list>
      <text:p text:style-name="Standard">AreaImage(<text:span text:style-name="T4">id</text:span>, area, image)</text:p>
      <text:list xml:id="list94559479341311" text:continue-numbering="true" text:style-name="WWNum1">
        <text:list-item>
          <text:p text:style-name="P7">area es clave ajena</text:p>
        </text:list-item>
        <text:list-item>
          <text:p text:style-name="P7">image</text:p>
        </text:list-item>
        <text:list-item>
          <text:p text:style-name="P7">(area, image) es clave alternativa</text:p>
        </text:list-item>
      </text:list>
      <text:p text:style-name="P10">AreaPeriod(<text:span text:style-name="T4">id</text:span>, area, period)</text:p>
      <text:list xml:id="list94558729025176" text:continue-numbering="true" text:style-name="WWNum1">
        <text:list-item>
          <text:list>
            <text:list-item>
              <text:p text:style-name="P13">descripción: horario del área</text:p>
            </text:list-item>
          </text:list>
        </text:list-item>
        <text:list-item>
          <text:p text:style-name="P7"><text:soft-page-break/>area es clave ajena</text:p>
        </text:list-item>
        <text:list-item>
          <text:p text:style-name="P7">period</text:p>
        </text:list-item>
        <text:list-item>
          <text:p text:style-name="P7">(area, period) es clave alternativa</text:p>
        </text:list-item>
      </text:list>
      <text:p text:style-name="P10"/>
      <text:p text:style-name="Standard">Zone(<text:span text:style-name="T4">place</text:span>, area, capacity)</text:p>
      <text:list xml:id="list94559897707727" text:continue-numbering="true" text:style-name="WWNum1">
        <text:list-item>
          <text:p text:style-name="P7">place es clave ajena</text:p>
        </text:list-item>
        <text:list-item>
          <text:p text:style-name="P7">area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/>
      <text:p text:style-name="Standard">Person(<text:span text:style-name="T4">id</text:span>, identification, name, user, password)</text:p>
      <text:list xml:id="list94559435846608" text:continue-numbering="true" text:style-name="WWNum1">
        <text:list-item>
          <text:p text:style-name="P7">name</text:p>
          <text:list>
            <text:list-item>
              <text:p text:style-name="P13">descripción: nombre real</text:p>
            </text:list-item>
          </text:list>
        </text:list-item>
        <text:list-item>
          <text:p text:style-name="P7">identification es clave alternativa</text:p>
          <text:list>
            <text:list-item>
              <text:p text:style-name="P13">descripción: DNI/NIE</text:p>
            </text:list-item>
          </text:list>
        </text:list-item>
        <text:list-item>
          <text:p text:style-name="P7">user es clave alternativa</text:p>
          <text:list>
            <text:list-item>
              <text:p text:style-name="P13">descripción: nombre de usuario</text:p>
            </text:list-item>
          </text:list>
        </text:list-item>
      </text:list>
      <text:p text:style-name="Standard">PersonResidence(<text:span text:style-name="T4">id</text:span><text:span text:style-name="T5">, </text:span>person, address)</text:p>
      <text:list xml:id="list94559284464615" text:continue-numbering="true" text:style-name="WWNum1">
        <text:list-item>
          <text:p text:style-name="P7">person es clave ajena</text:p>
        </text:list-item>
        <text:list-item>
          <text:p text:style-name="P7">address es clave ajena</text:p>
        </text:list-item>
        <text:list-item>
          <text:p text:style-name="P7">(person, address) es clave alternativa</text:p>
        </text:list-item>
      </text:list>
      <text:p text:style-name="Standard">PersonEmail(<text:span text:style-name="T4">id</text:span>, person, email)</text:p>
      <text:list xml:id="list94558033662368" text:continue-numbering="true" text:style-name="WWNum1">
        <text:list-item>
          <text:p text:style-name="P7"><text:soft-page-break/>person es clave ajena</text:p>
        </text:list-item>
        <text:list-item>
          <text:p text:style-name="P7">email</text:p>
        </text:list-item>
        <text:list-item>
          <text:p text:style-name="P7">(person, email) es clave alternativa</text:p>
        </text:list-item>
      </text:list>
      <text:p text:style-name="Standard">PersonPhone(<text:span text:style-name="T4">id</text:span>, person, phone)</text:p>
      <text:list xml:id="list94559624853974" text:continue-numbering="true" text:style-name="WWNum1">
        <text:list-item>
          <text:p text:style-name="P7">person es clave ajena</text:p>
        </text:list-item>
        <text:list-item>
          <text:p text:style-name="P7">phone</text:p>
        </text:list-item>
        <text:list-item>
          <text:p text:style-name="P7">(person, phone) es clave alternativa</text:p>
        </text:list-item>
      </text:list>
      <text:p text:style-name="Standard">PersonPeriod(<text:span text:style-name="T4">id</text:span>, person, period)</text:p>
      <text:list xml:id="list94558719728197" text:continue-numbering="true" text:style-name="WWNum1">
        <text:list-item>
          <text:p text:style-name="P7">person es clave ajena</text:p>
        </text:list-item>
        <text:list-item>
          <text:p text:style-name="P7">period es clave ajena</text:p>
        </text:list-item>
        <text:list-item>
          <text:p text:style-name="P7">(person, period) es clave alternativa</text:p>
        </text:list-item>
      </text:list>
      <text:p text:style-name="Standard"/>
      <text:p text:style-name="Standard">MunicipalManger(<text:span text:style-name="T4">person</text:span>)</text:p>
      <text:list xml:id="list94559781543812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ControlStaff(<text:span text:style-name="T4">person</text:span>)</text:p>
      <text:list xml:id="list94559362860665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Citizen(<text:span text:style-name="T4">person</text:span>)</text:p>
      <text:list xml:id="list94558284121960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<text:soft-page-break/>ServiceType(<text:span text:style-name="T4">id</text:span>, type, description)</text:p>
      <text:list xml:id="list94559158405463" text:continue-numbering="true" text:style-name="WWNum1">
        <text:list-item>
          <text:p text:style-name="P7">type es clave alternativa</text:p>
        </text:list-item>
      </text:list>
      <text:p text:style-name="Standard"/>
      <text:p text:style-name="Standard">Service(<text:span text:style-name="T4">id</text:span>, service_type, area)</text:p>
      <text:list xml:id="list94559120217470" text:continue-numbering="true" text:style-name="WWNum1">
        <text:list-item>
          <text:p text:style-name="P7">service_type es clave ajena</text:p>
        </text:list-item>
        <text:list-item>
          <text:p text:style-name="P7">area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>ServicePeriod(<text:span text:style-name="T4">id</text:span>, service, period)</text:p>
      <text:list xml:id="list94559418685623" text:continue-numbering="true" text:style-name="WWNum1">
        <text:list-item>
          <text:p text:style-name="P7">service es clave ajena</text:p>
        </text:list-item>
        <text:list-item>
          <text:p text:style-name="P7">period es clave ajena</text:p>
          <text:list>
            <text:list-item>
              <text:p text:style-name="P13">Si es permanente: <text:span text:style-name="T6">end</text:span> es nulo</text:p>
            </text:list-item>
            <text:list-item>
              <text:p text:style-name="P13">Si es durante un periodo: <text:span text:style-name="T6">end</text:span> tiene un valor</text:p>
            </text:list-item>
          </text:list>
        </text:list-item>
        <text:list-item>
          <text:p text:style-name="P7">(service, period) es clave alternativa</text:p>
        </text:list-item>
      </text:list>
      <text:p text:style-name="P14"/>
      <text:p text:style-name="Standard"/>
      <text:p text:style-name="Standard"/>
      <text:p text:style-name="Standard"/>
      <text:p text:style-name="Standard">Reservation(<text:span text:style-name="T4">id</text:span>, citizen, code, occupancy, area_period)</text:p>
      <text:list xml:id="list94558356478512" text:continue-numbering="true" text:style-name="WWNum1">
        <text:list-item>
          <text:p text:style-name="P7">code es clave alternativa</text:p>
        </text:list-item>
        <text:list-item>
          <text:p text:style-name="P7">citizen es clave ajena</text:p>
        </text:list-item>
        <text:list-item>
          <text:p text:style-name="P7">area_period es clave ajena</text:p>
        </text:list-item>
      </text:list>
      <text:p text:style-name="Standard"><text:soft-page-break/>ReservationPeriod(<text:span text:style-name="T4">id</text:span>, reservation, period)</text:p>
      <text:list xml:id="list94559976179442" text:continue-numbering="true" text:style-name="WWNum1">
        <text:list-item>
          <text:p text:style-name="P7">reservation es clave ajena</text:p>
        </text:list-item>
        <text:list-item>
          <text:p text:style-name="P7">period es clave ajena</text:p>
          <text:list>
            <text:list-item>
              <text:p text:style-name="P13">descripción: horario de entrada y salida</text:p>
            </text:list-item>
          </text:list>
        </text:list-item>
      </text:list>
      <text:p text:style-name="Standard"/>
      <text:p text:style-name="Standard">ReservationZone(<text:span text:style-name="T4">id</text:span>, reservation, zone)</text:p>
      <text:list xml:id="list94558773499128" text:continue-numbering="true" text:style-name="WWNum1">
        <text:list-item>
          <text:list>
            <text:list-item>
              <text:p text:style-name="P13">Las zonas que puedes escoger solo pueden ser de la misma área.</text:p>
            </text:list-item>
          </text:list>
        </text:list-item>
        <text:list-item>
          <text:p text:style-name="P7">reservation es clave ajena</text:p>
        </text:list-item>
        <text:list-item>
          <text:p text:style-name="P7">zone es clave ajena</text:p>
        </text:list-item>
      </text:list>
      <text:p text:style-name="Standard"/>
      <text:p text:style-name="Standard">MunicipalManagerIsAsignedTo(<text:span text:style-name="T4">id</text:span>, municipality, municipal_manager, period)</text:p>
      <text:list xml:id="list94558139926615" text:continue-numbering="true" text:style-name="WWNum1">
        <text:list-item>
          <text:p text:style-name="P7">municipality es clave ajena</text:p>
        </text:list-item>
        <text:list-item>
          <text:p text:style-name="P7">municipal_manager es clave ajena</text:p>
        </text:list-item>
        <text:list-item>
          <text:p text:style-name="P7">period es clave ajena</text:p>
          <text:list>
            <text:list-item>
              <text:p text:style-name="P13">Los periodos no se pueden solapar.</text:p>
            </text:list-item>
          </text:list>
        </text:list-item>
        <text:list-item>
          <text:p text:style-name="P7">(municipality, municipal_manager, period) es clave alternativa</text:p>
        </text:list-item>
      </text:list>
      <text:p text:style-name="Standard"/>
      <text:p text:style-name="Standard">ControlStaffIsAssignedTo(<text:span text:style-name="T4">id</text:span>, control_staff, area_period)</text:p>
      <text:list xml:id="list94559452246082" text:continue-numbering="true" text:style-name="WWNum1">
        <text:list-item>
          <text:p text:style-name="P7">control_staff es clave ajena</text:p>
        </text:list-item>
        <text:list-item>
          <text:p text:style-name="P7">area_period es clave ajena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1"><text:span text:style-name="T7">-- Drop all the tables --</text:span><text:span text:style-name="T8">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ontrolStaffIsAssignedTo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ManagerIsAsignedTo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Z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Typ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itize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ontrolStaff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Manager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Ph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Email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Residen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Z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Imag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Characteristic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Comment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ity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lace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la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ddress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</text:span><text:span text:style-name="T9">Period</text:span><text:span text:style-name="T8">;<text:line-break/></text:span><text:span text:style-name="T7">-- End of dropping all the tables --</text:span><text:span text:style-name="T8"><text:line-break/><text:line-break/></text:span><text:span text:style-name="T7">-- Start creating the tables --</text:span><text:span text:style-name="T8"><text:line-break/></text:span><text:span text:style-name="T9">CREATE</text:span><text:span text:style-name="T8"> </text:span><text:span text:style-name="T9">TABLE</text:span><text:span text:style-name="T8"> </text:span><text:span text:style-name="T9">Period</text:span><text:span text:style-name="T8"> 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start</text:span><text:span text:style-name="T8"> </text:span><text:span text:style-name="T9">TIMESTAMP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finish</text:span><text:span text:style-name="T8"> </text:span><text:span text:style-name="T9">TIMESTAMP</text:span><text:span text:style-name="T8"> </text:span><text:span text:style-name="T11">NULL</text:span><text:span text:style-name="T8"><text:line-break/>);<text:line-break/><text:line-break/><text:line-break/></text:span><text:span text:style-name="T9">CREATE</text:span><text:span text:style-name="T8"> </text:span><text:span text:style-name="T9">TABLE</text:span><text:span text:style-name="T8"> Address <text:s/>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ountry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city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street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10">number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other </text:span><text:span text:style-name="T10">TEX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la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nam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loca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lace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lace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lacePeriod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lace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 (place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Municipality(<text:line-break/> <text:s/>place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Municipality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Area(<text:line-break/> <text:s/>place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Area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municipalit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_municipality FOREIGN </text:span><text:span text:style-name="T9">KEY</text:span><text:span text:style-name="T8"> (municipality) </text:span><text:span text:style-name="T9">REFERENCES</text:span><text:span text:style-name="T8"> Municipality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descrip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length</text:span><text:span text:style-name="T8"> </text:span><text:span text:style-name="T10">REAL</text:span><text:span text:style-name="T8"> </text:span><text:span text:style-name="T9">NOT</text:span><text:span text:style-name="T8"> </text:span><text:span text:style-name="T11">NULL</text:span><text:span text:style-name="T8">,<text:line-break/> <text:s/>width </text:span><text:span text:style-name="T10">REAL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AreaComment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Comment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comment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</text:span><text:span text:style-name="T9">comment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AreaCharacteristic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Characteristic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characteristic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characteristic)<text:line-break/>);<text:line-break/><text:line-break/></text:span><text:span text:style-name="T9">CREATE</text:span><text:span text:style-name="T8"> </text:span><text:span text:style-name="T9">TABLE</text:span><text:span text:style-name="T8"> AreaImag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Image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imag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image)<text:line-break/>);<text:line-break/><text:line-break/></text:span><text:span text:style-name="T9">CREATE</text:span><text:span text:style-name="T8"> </text:span><text:span text:style-name="T9">TABLE</text:span><text:span text:style-name="T8"> Area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Period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area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Zone(<text:line-break/> <text:s/>place </text:span><text:span text:style-name="T10">INTEGER</text:span><text:span text:style-name="T8"> PRIMARY </text:span><text:span text:style-name="T9">KEY</text:span><text:span text:style-name="T8">,<text:line-break/> <text:s/></text:span><text:span text:style-name="T9">CONSTRAINT</text:span><text:span text:style-name="T8"> Zone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capacity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erson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identifica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</text:span><text:span text:style-name="T9">nam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usernam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</text:span><text:span text:style-name="T9">password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ersonResiden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Residence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ddress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Residence_address FOREIGN </text:span><text:span text:style-name="T9">KEY</text:span><text:span text:style-name="T8"> (address) </text:span><text:span text:style-name="T9">REFERENCES</text:span><text:span text:style-name="T8"> Address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person, address)<text:line-break/>);<text:line-break/><text:line-break/></text:span><text:span text:style-name="T9">CREATE</text:span><text:span text:style-name="T8"> </text:span><text:span text:style-name="T9">TABLE</text:span><text:span text:style-name="T8"> PersonEmail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Email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email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person, email)<text:line-break/>);<text:line-break/><text:line-break/></text:span><text:span text:style-name="T9">CREATE</text:span><text:span text:style-name="T8"> </text:span><text:span text:style-name="T9">TABLE</text:span><text:span text:style-name="T8"> PersonPhon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hone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phon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person, phone)<text:line-break/>);<text:line-break/><text:line-break/></text:span><text:span text:style-name="T9">CREATE</text:span><text:span text:style-name="T8"> </text:span><text:span text:style-name="T9">TABLE</text:span><text:span text:style-name="T8"> Person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eriod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person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MunicipalManager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MunicipalManager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ontrolStaff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ControlStaff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itizen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Citizen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Typ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typ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descrip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service_typ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Type_service_type FOREIGN </text:span><text:span text:style-name="T9">KEY</text:span><text:span text:style-name="T8"> (service_type) </text:span><text:span text:style-name="T9">REFERENCES</text:span><text:span text:style-name="T8"> ServiceTyp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servic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Period_service FOREIGN </text:span><text:span text:style-name="T9">KEY</text:span><text:span text:style-name="T8"> (service) </text:span><text:span text:style-name="T9">REFERENCES</text:span><text:span text:style-name="T8"> Servi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service, </text:span><text:span text:style-name="T9">period</text:span><text:span text:style-name="T8">)<text:line-break/>);<text:line-break/><text:line-break/><text:line-break/></text:span><text:span text:style-name="T9">CREATE</text:span><text:span text:style-name="T8"> </text:span><text:span text:style-name="T9">TABLE</text:span><text:span text:style-name="T8"> Reservation 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itize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_citizen FOREIGN </text:span><text:span text:style-name="T9">KEY</text:span><text:span text:style-name="T8"> (citizen) </text:span><text:span text:style-name="T9">REFERENCES</text:span><text:span text:style-name="T8"> Citizen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cod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occupanc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area_period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_area_period FOREIGN </text:span><text:span text:style-name="T9">KEY</text:span><text:span text:style-name="T8"> (area_period) </text:span><text:span text:style-name="T9">REFERENCES</text:span><text:span text:style-name="T8"> AreaPeriod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Reservation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reservati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 ,<text:line-break/> <text:s/></text:span><text:span text:style-name="T9">CONSTRAINT</text:span><text:span text:style-name="T8"> ReservationPeriod_reservation FOREIGN </text:span><text:span text:style-name="T9">KEY</text:span><text:span text:style-name="T8"> (reservation) </text:span><text:span text:style-name="T9">REFERENCES</text:span><text:span text:style-name="T8"> Reservati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ReservationZon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reservati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Zone_reservation FOREIGN </text:span><text:span text:style-name="T9">KEY</text:span><text:span text:style-name="T8"> (reservation) </text:span><text:span text:style-name="T9">REFERENCES</text:span><text:span text:style-name="T8"> Reservati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zon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Zone_zone FOREIGN </text:span><text:span text:style-name="T9">KEY</text:span><text:span text:style-name="T8"> (zone) </text:span><text:span text:style-name="T9">REFERENCES</text:span><text:span text:style-name="T8"> Zone(place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MunicipalManagerIsAsignedTo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municipalit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municipality FOREIGN </text:span><text:span text:style-name="T9">KEY</text:span><text:span text:style-name="T8"> (municipality) </text:span><text:span text:style-name="T9">REFERENCES</text:span><text:span text:style-name="T8"> Municipality(place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municipal_manager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municipal_manager FOREIGN </text:span><text:span text:style-name="T9">KEY</text:span><text:span text:style-name="T8"> (municipal_manager) </text:span><text:span text:style-name="T9">REFERENCES</text:span><text:span text:style-name="T8"> MunicipalManager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ontrolStaffIsAssignedTo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ontrol_staff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ControlStaffIsAssignedTo_control_staff FOREIGN </text:span><text:span text:style-name="T9">KEY</text:span><text:span text:style-name="T8"> (control_staff) </text:span><text:span text:style-name="T9">REFERENCES</text:span><text:span text:style-name="T8"> ControlStaff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rea_period <text:s/>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ControlStaffIsAssignedTo_area_period FOREIGN </text:span><text:span text:style-name="T9">KEY</text:span><text:span text:style-name="T8"> (area_period) </text:span><text:span text:style-name="T9">REFERENCES</text:span><text:span text:style-name="T8"> AreaPeriod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/text:span><text:span text:style-name="T7">-- All Tables created --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0" meta:paragraph-count="171" meta:word-count="2194" meta:character-count="16329" meta:non-whitespace-character-count="13681"/>
    <meta:generator>LibreOfficeDev/6.0.5.2$Linux_X86_64 LibreOffice_project/</meta:generator>
  </office:meta>
</office:document-meta>
</file>